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6153in" fo:margin-left="-0.0417in" table:align="left" style:writing-mode="lr-tb"/>
    </style:style>
    <style:style style:name="Table1.A" style:family="table-column">
      <style:table-column-properties style:column-width="0.3681in"/>
    </style:style>
    <style:style style:name="Table1.B" style:family="table-column">
      <style:table-column-properties style:column-width="3.3076in"/>
    </style:style>
    <style:style style:name="Table1.C" style:family="table-column">
      <style:table-column-properties style:column-width="2.9396in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="0.0208in" fo:border="none" style:writing-mode="lr-tb"/>
    </style:style>
    <style:style style:name="P1" style:family="paragraph" style:parent-style-name="Normal_20__28_Web_29_" style:master-page-name="Standard">
      <style:paragraph-properties fo:margin-top="0in" fo:margin-bottom="0.1945in" fo:text-align="center" style:justify-single-word="false"/>
    </style:style>
    <style:style style:name="P2" style:family="paragraph" style:parent-style-name="Normal_20__28_Web_29_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3" style:family="paragraph" style:parent-style-name="Normal_20__28_Web_29_">
      <style:paragraph-properties fo:text-align="center" style:justify-single-word="false"/>
    </style:style>
    <style:style style:name="P4" style:family="paragraph" style:parent-style-name="Normal_20__28_Web_29_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>
      <style:paragraph-properties style:writing-mode="lr-tb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Normal_20__28_Web_29_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style:font-name="Courier New" style:font-name-complex="Courier New"/>
    </style:style>
    <style:style style:name="gr1" style:family="graphic">
      <style:graphic-properties draw:stroke="none" draw:fill="solid" draw:fill-color="#808080" draw:textarea-horizontal-align="left" draw:textarea-vertical-align="top" draw:auto-grow-height="false" fo:padding-top="0.0902in" fo:padding-bottom="0.0902in" fo:padding-left="0.1736in" fo:padding-right="0.1736in" fo:wrap-option="no-wrap" draw:shadow="hidden" fo:margin-left="0in" fo:margin-right="0in" style:run-through="foreground"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НОВ</text:span><text:span text:style-name="T2"> </text:span><text:span text:style-name="T1"> БЪЛГАРСКИ</text:span><text:span text:style-name="T2"> </text:span><text:span text:style-name="T1"> УНИВЕРСИТЕТ</text:span></text:p>
      <text:p text:style-name="P2">Департамент Информатика</text:p>
      <text:p text:style-name="P3"><text:span text:style-name="T2">XVII</text:span><text:span text:style-name="T1">І РЕПУБЛИКАНСКА СТУДЕНТСКА ОЛИМПИАДА ПО ПРОГРАМИРАНЕ</text:span></text:p>
      <text:p text:style-name="P4">13 - 14 май 2006 г.</text:p>
      <text:p text:style-name="P5"><draw:custom-shape text:anchor-type="as-char" draw:z-index="0" draw:style-name="gr1" draw:text-style-name="P6" svg:width="6.5323in" svg:height="0.0213in"><text:p/><draw:enhanced-geometry svg:viewBox="0 0 21600 21600" draw:type="rectangle" draw:enhanced-path="M 0 0 L 21600 0 21600 21600 0 21600 0 0 Z N"/></draw:custom-shape></text:p>
      <text:p text:style-name="P7">    Задача G.  Пътищата към нулата</text:p>
      <text:p text:style-name="Normal_20__28_Web_29_">   <text:span text:style-name="T3"> Един ден президентът на Галактиката Зейфод Бийблброкс попадна в целочислената решетка на едно тъпо тримерно пространство след случайно телепортиране, наложило се поради неминуемия сблъсък на кораба на Зейфод с една малка планета. И добре, че се намираше в положителния октант, защото единствения начин да се излезе оттам</text:span> <text:span text:style-name="T3"> беше през нулата на пространството, като единственото нещо, което можеше</text:span> <text:span text:style-name="T3"> да прави беше да отиде в целочислена точка, чиято сума от координати е с единица по-малка от сумата на координатите на точката, в която се намираше в момента. И то използвайки двата си крака и трите си ръце! Положението се усложняваше и от факта, че двете му глави не можеха да стигнат до споразумение в кой момент коя координата на бъде намалена с единица, за да бъде определена точката на скока.</text:span> <text:span text:style-name="T3"> В резултат движенията на Зейфод Бийблброкс бяха направлявани един път от първата глава, и после от втората глава, после пак от първата и т.н., като всяка глава сменяше посоката на движението му.<text:line-break/></text:span>   <text:span text:style-name="T3"> (Дъглас Адамс, Пътеводител на галактическия стопаджия, Бард, София, 2002)<text:line-break/></text:span>   <text:span text:style-name="T3"> Напишете програма </text:span><text:span text:style-name="T4">G</text:span><text:span text:style-name="T3">, която да определи дали Зейфод Бийблброкс ще се измъкне от тъпото тримерно пространство и ако да, колко са възможните различни пътища за достигане на нулата. </text:span></text:p>
      <text:p text:style-name="P8">   <text:span text:style-name="T3"> На стандартния вход за всеки пример се задава точка от положителния октант на тримерното пространство - три цели положителни числа, не по-големи от 10.</text:span></text:p>
      <text:p text:style-name="P8">   <text:span text:style-name="T3"> На стандартния изход за всеки пример се извежда по едно число - броят на възможните различни пътища до тримерната нула.</text:span></text:p>
      <text:p text:style-name="P5">   <text:span text:style-name="T3"> </text:span>Пример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Вход<text:span text:style-name="T4"><text:line-break/>2 2 2<text:line-break/>4 1 1<text:line-break/>5 4 3</text:span></text:p>
          </table:table-cell>
          <table:table-cell table:style-name="Table1.A1" office:value-type="string">
            <text:p text:style-name="P9">Изход <text:span text:style-name="T4"><text:line-break/>30<text:line-break/>0<text:line-break/>588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1945in" fo:margin-bottom="0.1945in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beeblbrox</dc:title>
    <meta:initial-creator>Nikolay Kirov</meta:initial-creator>
    <meta:creation-date>2006-05-16T10:29:00</meta:creation-date>
    <dc:creator>Nikolay Kirov</dc:creator>
    <dc:date>2006-05-16T10:29:00</dc:date>
    <dc:language>en-US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2" meta:word-count="277" meta:character-count="1739"/>
  </office:meta>
</office:document-meta>
</file>